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1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1.274cm" fo:min-width="3.772cm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.512cm" fo:min-width="2.1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gr22" style:family="graphic" style:parent-style-name="objectwithoutfill">
      <style:graphic-properties draw:marker-end="Arrow" draw:marker-end-width="0.3cm" draw:fill="none" draw:textarea-vertical-align="middle" draw:end-line-spacing-horizontal="0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7" style:family="paragraph">
      <loext:graphic-properties draw:fill="none" draw:fill-color="#ffffff"/>
      <style:text-properties style:font-name="Courier 10 Pitch1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style:font-name="Courier 10 Pitch1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1" fo:font-size="12pt" style:font-size-asian="12pt" style:font-size-complex="12pt"/>
    </style:style>
    <style:style style:name="T4" style:family="text">
      <style:text-properties style:font-name="Courier 10 Pitch1" fo:font-size="13pt" style:font-size-asian="13pt" style:font-size-complex="13pt"/>
    </style:style>
    <style:style style:name="T5" style:family="text">
      <style:text-properties style:font-name="Courier 10 Pitch1" fo:font-size="6pt" style:font-size-asian="6pt" style:font-size-complex="6pt"/>
    </style:style>
    <style:style style:name="T6" style:family="text">
      <style:text-properties style:font-name="Courier 10 Pitch1" fo:font-size="8pt" style:font-size-asian="12pt" style:font-size-complex="12pt"/>
    </style:style>
    <style:style style:name="T7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826cm" svg:height="1.905cm" svg:x="11.022cm" svg:y="6.921cm">
          <text:p text:style-name="P1"><text:span text:style-name="T1">: Ballplayer</text:span></text:p>
          <text:p text:style-name="P1"><text:span text:style-name="T1">name = "Babe Ruth"</text:span></text:p>
          <text:p text:style-name="P1"><text:span text:style-name="T1">uni = 3</text:span></text:p>
          <text:p text:style-name="P1"><text:span text:style-name="T1">pos = "OF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38cm" svg:y1="7.472cm" svg:x2="15.848cm" svg:y2="7.472cm">
          <text:p/>
        </draw:line>
        <draw:frame draw:style-name="gr3" draw:text-style-name="P4" draw:layer="layout" svg:width="1.768cm" svg:height="0.806cm" svg:x="5.693cm" svg:y="3.9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021cm" svg:y="3.916cm">
          <draw:text-box>
            <text:p><text:span text:style-name="T2">heap</text:span></text:p>
          </draw:text-box>
        </draw:frame>
        <draw:frame draw:style-name="gr5" draw:text-style-name="P5" draw:layer="layout" svg:width="1.518cm" svg:height="0.742cm" svg:x="4.164cm" svg:y="14.215cm">
          <draw:text-box>
            <text:p><text:span text:style-name="T3">year</text:span></text:p>
          </draw:text-box>
        </draw:frame>
        <draw:custom-shape draw:style-name="gr6" draw:text-style-name="P6" draw:layer="layout" svg:width="2.032cm" svg:height="0.762cm" svg:x="5.996cm" svg:y="14.142cm">
          <text:p text:style-name="P1"><text:span text:style-name="T4">201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15.158cm" svg:x2="9.879cm" svg:y2="15.158cm">
          <text:p/>
        </draw:line>
        <draw:frame draw:style-name="gr7" draw:text-style-name="P5" draw:layer="layout" svg:width="2.534cm" svg:height="0.742cm" svg:x="3.165cm" svg:y="13.115cm">
          <draw:text-box>
            <text:p><text:span text:style-name="T3">greeting</text:span></text:p>
          </draw:text-box>
        </draw:frame>
        <draw:custom-shape draw:style-name="gr8" draw:text-style-name="P6" draw:layer="layout" svg:width="3.628cm" svg:height="0.762cm" svg:x="5.997cm" svg:y="13.042cm">
          <text:p text:style-name="P1"><text:span text:style-name="T4">"Play ball!"</text:span></text:p>
          <draw:enhanced-geometry svg:viewBox="0 0 21600 21600" draw:type="rectangle" draw:enhanced-path="M 0 0 L 21600 0 21600 21600 0 21600 0 0 Z N"/>
        </draw:custom-shape>
        <draw:frame draw:style-name="gr9" draw:text-style-name="P5" xml:id="id1" draw:id="id1" draw:layer="layout" svg:width="2.788cm" svg:height="0.742cm" svg:x="2.965cm" svg:y="12.015cm">
          <draw:text-box>
            <text:p><text:span text:style-name="T3">oldGeezer</text:span></text:p>
          </draw:text-box>
        </draw:frame>
        <draw:connector draw:style-name="gr10" draw:text-style-name="P1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1" draw:text-style-name="P3" draw:layer="layout" svg:x1="6.069cm" svg:y1="12.579cm" svg:x2="6.45cm" svg:y2="12.579cm">
          <text:p/>
        </draw:line>
        <draw:line draw:style-name="gr11" draw:text-style-name="P3" draw:layer="layout" svg:x1="6.196cm" svg:y1="12.706cm" svg:x2="6.323cm" svg:y2="12.706cm">
          <text:p/>
        </draw:line>
        <draw:line draw:style-name="gr11" draw:text-style-name="P3" draw:layer="layout" svg:x1="6.178cm" svg:y1="12.644cm" svg:x2="6.376cm" svg:y2="12.644cm">
          <text:p/>
        </draw:line>
        <draw:frame draw:style-name="gr12" draw:text-style-name="P5" draw:layer="layout" svg:width="2.28cm" svg:height="0.742cm" svg:x="3.465cm" svg:y="11.015cm">
          <draw:text-box>
            <text:p><text:span text:style-name="T3">yankees</text:span></text:p>
          </draw:text-box>
        </draw:frame>
        <draw:custom-shape draw:style-name="gr13" draw:text-style-name="P2" xml:id="id7" draw:id="id7" draw:layer="layout" svg:width="4.272cm" svg:height="1.524cm" svg:x="11.322cm" svg:y="11.62cm">
          <text:p text:style-name="P1"><text:span text:style-name="T1">: ArrayList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22cm" svg:y1="11.995cm" svg:x2="15.594cm" svg:y2="11.995cm">
          <text:p/>
        </draw:line>
        <draw:custom-shape draw:style-name="gr14" draw:text-style-name="P1" draw:layer="layout" svg:width="2.286cm" svg:height="0.635cm" svg:x="13.054cm" svg:y="12.25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857cm" svg:height="0.586cm" svg:x="11.265cm" svg:y="12.315cm">
          <draw:text-box>
            <text:p><text:span text:style-name="T6">contents</text:span></text:p>
          </draw:text-box>
        </draw:frame>
        <draw:line draw:style-name="gr2" draw:text-style-name="P3" draw:layer="layout" svg:x1="13.562cm" svg:y1="12.255cm" svg:x2="13.562cm" svg:y2="12.89cm">
          <text:p/>
        </draw:line>
        <draw:line draw:style-name="gr2" draw:text-style-name="P3" draw:layer="layout" svg:x1="14.062cm" svg:y1="12.256cm" svg:x2="14.062cm" svg:y2="12.891cm">
          <text:p/>
        </draw:line>
        <draw:frame draw:style-name="gr16" draw:text-style-name="P7" xml:id="id3" draw:id="id3" draw:layer="layout" svg:width="0.671cm" svg:height="0.586cm" svg:x="13.466cm" svg:y="12.741cm">
          <draw:text-box>
            <text:p><text:span text:style-name="T6">1</text:span></text:p>
          </draw:text-box>
        </draw:frame>
        <draw:frame draw:style-name="gr16" draw:text-style-name="P7" xml:id="id2" draw:id="id2" draw:layer="layout" svg:width="0.671cm" svg:height="0.586cm" svg:x="12.966cm" svg:y="12.741cm">
          <draw:text-box>
            <text:p><text:span text:style-name="T6">0</text:span></text:p>
          </draw:text-box>
        </draw:frame>
        <draw:frame draw:style-name="gr15" draw:text-style-name="P7" draw:layer="layout" svg:width="1.857cm" svg:height="0.586cm" svg:x="14.466cm" svg:y="12.667cm">
          <draw:text-box>
            <text:p><text:span text:style-name="T6">...</text:span></text:p>
          </draw:text-box>
        </draw:frame>
        <draw:line draw:style-name="gr2" draw:text-style-name="P3" draw:layer="layout" svg:x1="14.562cm" svg:y1="12.257cm" svg:x2="14.562cm" svg:y2="12.892cm">
          <text:p/>
        </draw:line>
        <draw:frame draw:style-name="gr16" draw:text-style-name="P7" xml:id="id5" draw:id="id5" draw:layer="layout" svg:width="0.671cm" svg:height="0.586cm" svg:x="13.993cm" svg:y="12.741cm">
          <draw:text-box>
            <text:p><text:span text:style-name="T6">2</text:span></text:p>
          </draw:text-box>
        </draw:frame>
        <draw:custom-shape draw:style-name="gr1" draw:text-style-name="P2" xml:id="id4" draw:id="id4" draw:layer="layout" svg:width="4.826cm" svg:height="1.905cm" svg:x="13.922cm" svg:y="9.121cm">
          <text:p text:style-name="P1"><text:span text:style-name="T1">: Ballplayer</text:span></text:p>
          <text:p text:style-name="P1"><text:span text:style-name="T1">name = "Lou Gehrig"</text:span></text:p>
          <text:p text:style-name="P1"><text:span text:style-name="T1">uni = 4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938cm" svg:y1="9.672cm" svg:x2="18.748cm" svg:y2="9.672cm">
          <text:p/>
        </draw:line>
        <draw:connector draw:style-name="gr17" draw:text-style-name="P3" draw:layer="layout" draw:type="curve" svg:x1="13.301cm" svg:y1="12.741cm" svg:x2="12.347cm" svg:y2="8.944cm" draw:start-shape="id2" draw:start-glue-point="0" svg:d="M13301 12741c0-3222-954-1324-954-3797" svg:viewBox="0 0 955 3798">
          <text:p/>
        </draw:connector>
        <draw:connector draw:style-name="gr17" draw:text-style-name="P3" draw:layer="layout" draw:type="curve" svg:x1="13.801cm" svg:y1="12.741cm" svg:x2="16.335cm" svg:y2="11.026cm" draw:start-shape="id3" draw:start-glue-point="0" draw:end-shape="id4" svg:d="M13801 12741c0-1285 2534-428 2534-1715" svg:viewBox="0 0 2535 1716">
          <text:p/>
        </draw:connector>
        <draw:connector draw:style-name="gr17" draw:text-style-name="P3" draw:layer="layout" draw:type="curve" svg:x1="14.328cm" svg:y1="12.741cm" svg:x2="13.017cm" svg:y2="8.909cm" draw:start-shape="id5" draw:start-glue-point="0" svg:d="M14328 12741c0-3249-1311-1333-1311-3832" svg:viewBox="0 0 1312 3833">
          <text:p/>
        </draw:connector>
        <draw:frame draw:style-name="gr18" draw:text-style-name="P8" draw:layer="layout" svg:width="2.534cm" svg:height="0.924cm" draw:transform="rotate (1.5707963267949) translate (1.284cm 13.513cm)">
          <draw:text-box>
            <text:p><text:span text:style-name="T7">main()</text:span></text:p>
          </draw:text-box>
        </draw:frame>
        <draw:line draw:style-name="gr2" draw:text-style-name="P3" draw:layer="layout" svg:x1="3.275cm" svg:y1="10.758cm" svg:x2="9.879cm" svg:y2="10.758cm">
          <text:p/>
        </draw:line>
        <draw:frame draw:style-name="gr19" draw:text-style-name="P8" draw:layer="layout" svg:width="4.905cm" svg:height="0.924cm" draw:transform="rotate (1.5707963267949) translate (1.284cm 10.113cm)">
          <draw:text-box>
            <text:p><text:span text:style-name="T7">buildDaTeam()</text:span></text:p>
          </draw:text-box>
        </draw:frame>
        <draw:frame draw:style-name="gr5" draw:text-style-name="P5" draw:layer="layout" svg:width="1.518cm" svg:height="0.742cm" svg:x="4.165cm" svg:y="8.515cm">
          <draw:text-box>
            <text:p><text:span text:style-name="T3">year</text:span></text:p>
          </draw:text-box>
        </draw:frame>
        <draw:custom-shape draw:style-name="gr6" draw:text-style-name="P6" draw:layer="layout" svg:width="2.032cm" svg:height="0.762cm" svg:x="5.997cm" svg:y="8.542cm">
          <text:p text:style-name="P1"><text:span text:style-name="T4">192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518cm" svg:height="0.742cm" svg:x="4.166cm" svg:y="9.615cm">
          <draw:text-box>
            <text:p><text:span text:style-name="T3">name</text:span></text:p>
          </draw:text-box>
        </draw:frame>
        <draw:custom-shape draw:style-name="gr20" draw:text-style-name="P6" draw:layer="layout" svg:width="2.611cm" svg:height="0.762cm" svg:x="5.998cm" svg:y="9.542cm">
          <text:p text:style-name="P1"><text:span text:style-name="T4">"Yankees"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6" draw:id="id6" draw:layer="layout" svg:width="1.518cm" svg:height="0.742cm" svg:x="4.165cm" svg:y="7.515cm">
          <draw:text-box>
            <text:p><text:span text:style-name="T3">team</text:span></text:p>
          </draw:text-box>
        </draw:frame>
        <draw:frame draw:style-name="gr5" draw:text-style-name="P5" xml:id="id8" draw:id="id8" draw:layer="layout" svg:width="1.518cm" svg:height="0.742cm" svg:x="4.165cm" svg:y="6.715cm">
          <draw:text-box>
            <text:p><text:span text:style-name="T3">ruth</text:span></text:p>
          </draw:text-box>
        </draw:frame>
        <draw:frame draw:style-name="gr21" draw:text-style-name="P5" xml:id="id10" draw:id="id10" draw:layer="layout" svg:width="2.026cm" svg:height="0.742cm" svg:x="3.665cm" svg:y="5.915cm">
          <draw:text-box>
            <text:p><text:span text:style-name="T3">gehrig</text:span></text:p>
          </draw:text-box>
        </draw:frame>
        <draw:frame draw:style-name="gr5" draw:text-style-name="P5" xml:id="id11" draw:id="id11" draw:layer="layout" svg:width="1.518cm" svg:height="0.742cm" svg:x="4.165cm" svg:y="5.115cm">
          <draw:text-box>
            <text:p><text:span text:style-name="T3">babe</text:span></text:p>
          </draw:text-box>
        </draw:frame>
        <draw:connector draw:style-name="gr17" draw:text-style-name="P3" draw:layer="layout" draw:type="curve" svg:x1="5.683cm" svg:y1="7.886cm" svg:x2="13.458cm" svg:y2="11.62cm" draw:start-shape="id6" draw:start-glue-point="1" draw:end-shape="id7" draw:end-glue-point="0" svg:d="M5683 7886c5184 0 7775 1244 7775 3734" svg:viewBox="0 0 7776 3735">
          <text:p/>
        </draw:connector>
        <draw:connector draw:style-name="gr17" draw:text-style-name="P3" draw:layer="layout" draw:type="curve" svg:x1="5.683cm" svg:y1="7.086cm" svg:x2="11.022cm" svg:y2="7.873cm" draw:start-shape="id8" draw:start-glue-point="1" draw:end-shape="id9" draw:end-glue-point="3" svg:d="M5683 7086c4003 0 1334 787 5339 787" svg:viewBox="0 0 5340 788">
          <text:p/>
        </draw:connector>
        <draw:connector draw:style-name="gr22" draw:text-style-name="P3" draw:layer="layout" draw:type="curve" svg:x1="5.691cm" svg:y1="6.286cm" svg:x2="18.748cm" svg:y2="10.073cm" draw:start-shape="id10" draw:start-glue-point="1" draw:end-shape="id4" draw:end-glue-point="1" svg:d="M5691 6286c19587 0 13058 3787 13057 3787" svg:viewBox="0 0 14103 3788">
          <text:p/>
        </draw:connector>
        <draw:connector draw:style-name="gr17" draw:text-style-name="P3" draw:layer="layout" draw:type="curve" svg:x1="5.683cm" svg:y1="5.486cm" svg:x2="13.435cm" svg:y2="6.921cm" draw:start-shape="id11" draw:start-glue-point="1" draw:end-shape="id9" draw:end-glue-point="0" svg:d="M5683 5486c5168 0 7752 478 7752 1435" svg:viewBox="0 0 7753 1436">
          <text:p/>
        </draw:connector>
        <draw:connector draw:style-name="gr10" draw:text-style-name="P1" draw:layer="layout" svg:x1="5.754cm" svg:y1="11.386cm" svg:x2="6.28cm" svg:y2="11.754cm" svg:d="M5754 11386h513v368h13" svg:viewBox="0 0 527 369">
          <text:p/>
        </draw:connector>
        <draw:line draw:style-name="gr11" draw:text-style-name="P3" draw:layer="layout" svg:x1="6.07cm" svg:y1="11.579cm" svg:x2="6.451cm" svg:y2="11.579cm">
          <text:p/>
        </draw:line>
        <draw:line draw:style-name="gr11" draw:text-style-name="P3" draw:layer="layout" svg:x1="6.197cm" svg:y1="11.725cm" svg:x2="6.324cm" svg:y2="11.725cm">
          <text:p/>
        </draw:line>
        <draw:line draw:style-name="gr11" draw:text-style-name="P3" draw:layer="layout" svg:x1="6.179cm" svg:y1="11.663cm" svg:x2="6.377cm" svg:y2="11.6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4T12:01:17.368344038</dc:date>
    <meta:editing-duration>PT57M57S</meta:editing-duration>
    <meta:editing-cycles>16</meta:editing-cycles>
    <meta:document-statistic meta:object-count="50"/>
  </office:meta>
</office:document-meta>
</file>